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Wellfleet" svg:font-family="Wellfleet" style:font-adornments="Regular" style:font-pitch="variable"/>
  </office:font-face-decls>
  <office:automatic-styles>
    <style:style style:name="dp1" style:family="drawing-page">
      <style:graphic-properties draw:fill-hatch-solid="true"/>
      <style:drawing-page-properties draw:fill="solid" draw:fill-color="#fdf6e3" draw:opacity="100%"/>
    </style:style>
    <style:style style:name="gr1" style:family="graphic" style:parent-style-name="standard">
      <style:graphic-properties draw:textarea-horizontal-align="justify" draw:textarea-vertical-align="middle" draw:auto-grow-height="false" fo:min-height="2.25cm" fo:min-width="10.5cm" loext:decorative="false"/>
    </style:style>
    <style:style style:name="gr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886cm" loext:decorative="false">
        <loext:stroke-complex-color loext:theme-type="accent3" loext:color-type="theme">
          <loext:transformation loext:type="lummod" loext:value="6000"/>
          <loext:transformation loext:type="lumoff" loext:value="4000"/>
        </loext:stroke-complex-color>
      </style:graphic-properties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>
        <loext:stroke-complex-color loext:theme-type="accent3" loext:color-type="theme">
          <loext:transformation loext:type="lummod" loext:value="6000"/>
          <loext:transformation loext:type="lumoff" loext:value="4000"/>
        </loext:stroke-complex-color>
      </style:graphic-properties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>
        <loext:stroke-complex-color loext:theme-type="accent3" loext:color-type="theme">
          <loext:transformation loext:type="lummod" loext:value="6000"/>
          <loext:transformation loext:type="lumoff" loext:value="4000"/>
        </loext:stroke-complex-color>
      </style:graphic-properties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002cm" loext:decorative="false">
        <loext:stroke-complex-color loext:theme-type="accent3" loext:color-type="theme">
          <loext:transformation loext:type="lummod" loext:value="6000"/>
          <loext:transformation loext:type="lumoff" loext:value="4000"/>
        </loext:stroke-complex-color>
      </style:graphic-properties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cm" svg:height="2.5cm" svg:x="5.2cm" svg:y="8.4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45cm" svg:y1="3.2cm" svg:x2="9.95cm" svg:y2="8.45cm">
          <text:p/>
        </draw:line>
        <draw:line draw:style-name="gr3" draw:text-style-name="P2" draw:layer="layout" svg:x1="9.95cm" svg:y1="8.45cm" svg:x2="14.2cm" svg:y2="3.45cm">
          <text:p/>
        </draw:line>
        <draw:line draw:style-name="gr4" draw:text-style-name="P2" draw:layer="layout" svg:x1="9.95cm" svg:y1="8.45cm" svg:x2="10.2cm" svg:y2="9.7cm">
          <text:p/>
        </draw:line>
        <draw:line draw:style-name="gr5" draw:text-style-name="P2" draw:layer="layout" svg:x1="10.2cm" svg:y1="9.7cm" svg:x2="16.45cm" svg:y2="13.7cm">
          <text:p/>
        </draw:line>
        <draw:frame draw:style-name="gr6" draw:text-style-name="P3" draw:layer="layout" svg:width="0.5cm" svg:height="1.136cm" svg:x="6.2cm" svg:y="8.95cm">
          <draw:text-box>
            <text:p>A</text:p>
          </draw:text-box>
        </draw:frame>
        <draw:frame draw:style-name="gr6" draw:text-style-name="P3" draw:layer="layout" svg:width="0.5cm" svg:height="1.136cm" svg:x="5.95cm" svg:y="9.2cm">
          <draw:text-box>
            <text:p>A</text:p>
          </draw:text-box>
        </draw:frame>
        <draw:frame draw:style-name="gr7" draw:text-style-name="P3" draw:layer="layout" svg:width="0.75cm" svg:height="1.25cm" svg:x="5.7cm" svg:y="5.45cm">
          <draw:text-box>
            <text:p>Q</text:p>
          </draw:text-box>
        </draw:frame>
        <draw:frame draw:style-name="gr6" draw:text-style-name="P3" draw:layer="layout" svg:width="0.75cm" svg:height="1.136cm" svg:x="6.95cm" svg:y="9.2cm">
          <draw:text-box>
            <text:p>A</text:p>
          </draw:text-box>
        </draw:frame>
        <draw:frame draw:style-name="gr6" draw:text-style-name="P3" draw:layer="layout" svg:width="0.75cm" svg:height="1.136cm" svg:x="15.2cm" svg:y="11.7cm">
          <draw:text-box>
            <text:p>T</text:p>
          </draw:text-box>
        </draw:frame>
        <draw:frame draw:style-name="gr8" draw:text-style-name="P3" draw:layer="layout" svg:width="3.85cm" svg:height="1.5cm" svg:x="16.95cm" svg:y="8.95cm">
          <draw:text-box>
            <text:p>Body</text:p>
          </draw:text-box>
        </draw:frame>
        <draw:frame draw:style-name="gr8" draw:text-style-name="P3" draw:layer="layout" svg:width="0.75cm" svg:height="1.5cm" svg:x="14.7cm" svg:y="4.2cm">
          <draw:text-box>
            <text:p>R</text:p>
          </draw:text-box>
        </draw:frame>
        <draw:frame draw:style-name="gr9" draw:text-style-name="P3" draw:layer="layout" svg:width="0.502cm" svg:height="1.187cm" svg:x="22.2cm" svg:y="6.7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Wellfleet" svg:font-family="Wellfleet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" draw:style="double" draw:color="#d9d9d9" draw:distance="0.41cm" draw:rotation="90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b7e34" draw:marker-start-width="0.2cm" draw:marker-start-center="false" draw:marker-end-width="0.2cm" draw:marker-end-center="false" draw:stroke-linejoin="bevel" draw:fill="solid" draw:fill-color="#ffde5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loext:stroke-complex-color loext:theme-type="accent3" loext:color-type="theme">
          <loext:transformation loext:type="lummod" loext:value="6000"/>
          <loext:transformation loext:type="lumoff" loext:value="4000"/>
        </loext:stroke-complex-color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Wellfleet" fo:font-family="Wellfleet" style:font-style-name="Regular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2" loext:color-type="theme"/>
      </style:text-properties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cm" fo:margin-bottom="0.2cm" fo:margin-left="0.2cm" fo:margin-right="0.2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4T15:41:38.823562043</meta:creation-date>
    <dc:title>note</dc:title>
    <meta:editing-duration>PT37M18S</meta:editing-duration>
    <meta:editing-cycles>3</meta:editing-cycles>
    <meta:generator>LibreOffice/24.8.3.2$Linux_X86_64 LibreOffice_project/480$Build-2</meta:generator>
    <dc:date>2025-01-04T21:30:02.668430499</dc:date>
    <meta:document-statistic meta:object-count="13"/>
    <meta:template xlink:type="simple" xlink:actuate="onRequest" xlink:title="note" xlink:href="../../../../../Templates/note.otg" meta:date="2025-01-04T15:41:37.782408713"/>
  </office:meta>
</office:document-meta>
</file>